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3000002B2655CDA73.png" manifest:media-type="image/png"/>
  <manifest:file-entry manifest:full-path="Pictures/1000000100000732000003D5C36E7F24.png" manifest:media-type="image/png"/>
  <manifest:file-entry manifest:full-path="Pictures/1000000100000732000003D582FFD2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cm" svg:y="0.312cm" svg:width="17.59cm" svg:height="9.366cm" draw:z-index="0"><draw:image xlink:href="Pictures/1000000100000732000003D582FFD238.png" xlink:type="simple" xlink:show="embed" xlink:actuate="onLoad" draw:mime-type="image/png"/></draw:frame></text:p>
      <text:p text:style-name="Standard"><draw:frame draw:style-name="fr2" draw:name="Imagen2" text:anchor-type="char" svg:x="0cm" svg:y="0.478cm" svg:width="17.59cm" svg:height="9.366cm" draw:z-index="1"><draw:image xlink:href="Pictures/1000000100000732000003D5C36E7F2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<draw:frame draw:style-name="fr1" draw:name="Imagen3" text:anchor-type="char" svg:width="17.59cm" svg:height="13.499cm" draw:z-index="2"><draw:image xlink:href="Pictures/1000000100000383000002B2655CDA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5:01:52.972704166</meta:creation-date>
    <dc:date>2025-10-28T15:27:14.380329894</dc:date>
    <meta:editing-duration>PT15M8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24.2.7.2$Linux_X86_64 LibreOffice_project/420$Build-2</meta:generator>
  </office:meta>
</office:document-meta>
</file>